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3056" calcext:value-type="float">
            <text:p>36.64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12576" calcext:value-type="float">
            <text:p>36.61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1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9152" calcext:value-type="float">
            <text:p>36.64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20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9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46104" calcext:value-type="float">
            <text:p>36.64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3536" calcext:value-type="float">
            <text:p>36.67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7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364" calcext:value-type="float">
            <text:p>36.7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1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7952" calcext:value-type="float">
            <text:p>38.4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6896" calcext:value-type="float">
            <text:p>36.88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58296" calcext:value-type="float">
            <text:p>36.65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4768" calcext:value-type="float">
            <text:p>36.62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200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236" calcext:value-type="float">
            <text:p>36.4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8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40592" calcext:value-type="float">
            <text:p>36.74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26464" calcext:value-type="float">
            <text:p>39.5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51688" calcext:value-type="float">
            <text:p>38.6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90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1584" calcext:value-type="float">
            <text:p>38.58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3024" calcext:value-type="float">
            <text:p>38.67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8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108" calcext:value-type="float">
            <text:p>39.1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7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82496" calcext:value-type="float">
            <text:p>39.7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7744" calcext:value-type="float">
            <text:p>40.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21124" calcext:value-type="float">
            <text:p>44.2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29584" calcext:value-type="float">
            <text:p>41.62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8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0892" calcext:value-type="float">
            <text:p>48.5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7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53472" calcext:value-type="float">
            <text:p>48.35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7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63" calcext:value-type="float">
            <text:p>46.8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7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1752" calcext:value-type="float">
            <text:p>41.1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7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3456" calcext:value-type="float">
            <text:p>39.8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18301</text:p>
          </table:table-cell>
          <table:table-cell office:value-type="string" calcext:value-type="string">
            <text:p>197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13104" calcext:value-type="float">
            <text:p>39.3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